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cm" svg:stroke-color="#000000" draw:marker-end="" draw:fill="none" draw:textarea-vertical-align="middle" fo:padding-top="0.135cm" fo:padding-bottom="0.135cm" fo:padding-left="0.26cm" fo:padding-right="0.26cm"/>
    </style:style>
    <style:style style:name="gr2" style:family="graphic" style:parent-style-name="objectwithoutfill">
      <style:graphic-properties svg:stroke-width="0.02cm" svg:stroke-color="#000000" draw:fill="none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2cm" svg:stroke-color="#000000" draw:fill="none" draw:textarea-horizontal-align="justify" draw:textarea-vertical-align="middle" draw:auto-grow-height="false" fo:min-height="0.722cm" fo:min-width="2.4cm" fo:padding-top="0.135cm" fo:padding-bottom="0.135cm" fo:padding-left="0.26cm" fo:padding-right="0.26cm"/>
    </style:style>
    <style:style style:name="gr4" style:family="graphic" style:parent-style-name="objectwithoutfill">
      <style:graphic-properties svg:stroke-width="0.02cm" svg:stroke-color="#000000" draw:marker-end="Arrow_20_concave" draw:fill="none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.556cm" fo:min-width="1.018cm" fo:padding-top="0.135cm" fo:padding-bottom="0.135cm" fo:padding-left="0.26cm" fo:padding-right="0.26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width="0.02cm" svg:stroke-color="#000000" draw:fill="solid" draw:fill-color="#ffffff" draw:textarea-horizontal-align="left" draw:auto-grow-height="true" draw:auto-grow-width="true" fo:min-height="0.556cm" fo:min-width="1.018cm" fo:padding-top="0.135cm" fo:padding-bottom="0.135cm" fo:padding-left="0.26cm" fo:padding-right="0.26cm"/>
    </style:style>
    <style:style style:name="gr8" style:family="graphic" style:parent-style-name="standard">
      <style:graphic-properties svg:stroke-width="0.02cm" svg:stroke-color="#000000" draw:marker-start-width="0.23cm" draw:marker-end-width="0.23cm" draw:fill="solid" draw:fill-color="#ffffff" draw:textarea-horizontal-align="justify" draw:textarea-vertical-align="middle" draw:auto-grow-height="false" fo:min-height="0.06cm" fo:min-width="3.585cm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6.317cm" svg:y1="6.02cm" svg:x2="7.446cm" svg:y2="6.02cm">
          <text:p/>
        </draw:line>
        <draw:line draw:style-name="gr2" draw:text-style-name="P1" draw:layer="layout" svg:x1="7.446cm" svg:y1="6.02cm" svg:x2="7.446cm" svg:y2="4.661cm">
          <text:p/>
        </draw:line>
        <draw:line draw:style-name="gr2" draw:text-style-name="P1" draw:layer="layout" svg:x1="7.446cm" svg:y1="4.661cm" svg:x2="7.195cm" svg:y2="4.41cm">
          <text:p/>
        </draw:line>
        <draw:line draw:style-name="gr2" draw:text-style-name="P1" draw:layer="layout" svg:x1="7.446cm" svg:y1="4.661cm" svg:x2="7.697cm" svg:y2="4.41cm">
          <text:p/>
        </draw:line>
        <draw:custom-shape draw:style-name="gr3" draw:text-style-name="P2" draw:layer="layout" svg:width="2.92cm" svg:height="0.992cm" svg:x="2.211cm" svg:y="5.524cm">
          <text:p text:style-name="P1"><text:span text:style-name="T1">Transmitter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.131cm" svg:y1="6.02cm" svg:x2="6.529cm" svg:y2="6.02cm">
          <text:p/>
        </draw:line>
        <draw:custom-shape draw:style-name="gr3" draw:text-style-name="P2" draw:layer="layout" svg:width="2.92cm" svg:height="0.992cm" svg:x="15.984cm" svg:y="5.524cm">
          <text:p text:style-name="P1"><text:span text:style-name="T1">Receiver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673cm" svg:y1="6.02cm" svg:x2="13.673cm" svg:y2="4.661cm">
          <text:p/>
        </draw:line>
        <draw:line draw:style-name="gr2" draw:text-style-name="P1" draw:layer="layout" svg:x1="13.673cm" svg:y1="4.661cm" svg:x2="13.422cm" svg:y2="4.41cm">
          <text:p/>
        </draw:line>
        <draw:line draw:style-name="gr2" draw:text-style-name="P1" draw:layer="layout" svg:x1="13.673cm" svg:y1="4.661cm" svg:x2="13.924cm" svg:y2="4.41cm">
          <text:p/>
        </draw:line>
        <draw:frame draw:style-name="gr5" draw:text-style-name="P3" draw:layer="layout" svg:width="2.088cm" svg:height="0.826cm" svg:x="5.278cm" svg:y="5.989cm">
          <draw:text-box>
            <text:p><text:span text:style-name="T1">Feeder</text:span></text:p>
          </draw:text-box>
        </draw:frame>
        <draw:line draw:style-name="gr1" draw:text-style-name="P1" draw:layer="layout" svg:x1="14.859cm" svg:y1="6.02cm" svg:x2="15.988cm" svg:y2="6.02cm">
          <text:p/>
        </draw:line>
        <draw:line draw:style-name="gr4" draw:text-style-name="P1" draw:layer="layout" svg:x1="13.673cm" svg:y1="6.02cm" svg:x2="15.071cm" svg:y2="6.02cm">
          <text:p/>
        </draw:line>
        <draw:frame draw:style-name="gr5" draw:text-style-name="P3" draw:layer="layout" svg:width="2.088cm" svg:height="0.826cm" svg:x="13.82cm" svg:y="5.989cm">
          <draw:text-box>
            <text:p><text:span text:style-name="T1">Feeder</text:span></text:p>
          </draw:text-box>
        </draw:frame>
        <draw:frame draw:style-name="gr5" draw:text-style-name="P3" draw:layer="layout" svg:width="2.368cm" svg:height="0.826cm" svg:x="6.237cm" svg:y="3.647cm">
          <draw:text-box>
            <text:p><text:span text:style-name="T1">Antenna</text:span></text:p>
          </draw:text-box>
        </draw:frame>
        <draw:frame draw:style-name="gr5" draw:text-style-name="P3" draw:layer="layout" svg:width="2.368cm" svg:height="0.826cm" svg:x="12.486cm" svg:y="3.647cm">
          <draw:text-box>
            <text:p><text:span text:style-name="T1">Antenna</text:span></text:p>
          </draw:text-box>
        </draw:frame>
        <draw:path draw:style-name="gr6" draw:text-style-name="P1" draw:layer="layout" svg:width="1.994cm" svg:height="0.95cm" draw:transform="skewX (0.00628318530717958) rotate (-1.13132242114273) translate (9.15667698073659cm 3.61867079489896cm)" svg:viewBox="0 0 1995 951" svg:d="M0 16c513-107 1701 334 1995 935">
          <text:p/>
        </draw:path>
        <draw:path draw:style-name="gr6" draw:text-style-name="P1" draw:layer="layout" svg:width="2.575cm" svg:height="1.22cm" draw:transform="skewX (0.00314159265358982) rotate (-1.13446401379632) translate (9.80860665160261cm 3.29631230723345cm)" svg:viewBox="0 0 2576 1221" svg:d="M0 22c662-141 2197 424 2576 1199">
          <text:p/>
        </draw:path>
        <draw:path draw:style-name="gr6" draw:text-style-name="P1" draw:layer="layout" svg:width="3.716cm" svg:height="1.76cm" draw:transform="skewX (0.00261799387799153) rotate (-1.13481307964671) translate (10.7593940349132cm 2.66393984610178cm)" svg:viewBox="0 0 3717 1761" svg:d="M0 31c956-203 3170 611 3717 1730">
          <text:p/>
        </draw:path>
        <draw:path draw:style-name="gr6" draw:text-style-name="P1" draw:layer="layout" svg:width="4.484cm" svg:height="2.125cm" draw:transform="skewX (0.00349065850398869) rotate (-1.13428948087112) translate (11.9390665624651cm 2.23910339076408cm)" svg:viewBox="0 0 4485 2126" svg:d="M0 38c1153-245 3825 738 4485 2088">
          <text:p/>
        </draw:path>
        <draw:frame draw:style-name="gr7" draw:text-style-name="P2" draw:layer="layout" svg:width="3.193cm" svg:height="1.381cm" svg:x="8.808cm" svg:y="4.987cm">
          <draw:text-box>
            <text:p text:style-name="P1"><text:span text:style-name="T1">Propagation</text:span></text:p>
            <text:p text:style-name="P1"><text:span text:style-name="T1">medium</text:span></text:p>
          </draw:text-box>
        </draw:frame>
        <draw:path draw:style-name="gr6" draw:text-style-name="P1" draw:layer="layout" svg:width="1.255cm" svg:height="0.594cm" draw:transform="skewX (0.00209439510239316) rotate (-1.13516214549711) translate (8.43562767744624cm 4.012564389286cm)" svg:viewBox="0 0 1256 595" svg:d="M0 11c323-69 1071 206 1256 584">
          <text:p/>
        </draw:path>
        <draw:custom-shape draw:style-name="gr8" draw:text-style-name="P1" draw:layer="layout" svg:width="4.895cm" svg:height="0.551cm" svg:x="8.069cm" svg:y="4.441cm">
          <text:p/>
          <draw:enhanced-geometry svg:viewBox="0 0 21600 21600" draw:text-areas="?f5 ?f1 ?f6 ?f2" draw:type="notched-right-arrow" draw:modifiers="18600 5517.39130434783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7T13:55:10.120240172</meta:creation-date>
    <dc:date>2015-01-14T20:26:08.222344150</dc:date>
    <meta:editing-duration>PT38M12S</meta:editing-duration>
    <meta:editing-cycles>4</meta:editing-cycles>
    <meta:generator>LibreOffice/4.3.5.2.0$Linux_X86_64 LibreOffice_project/430$Build-2</meta:generator>
    <meta:document-statistic meta:object-count="23"/>
  </office:meta>
</office:document-meta>
</file>